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9eb22" officeooo:paragraph-rsid="0009eb22"/>
    </style:style>
    <style:style style:name="P2" style:family="paragraph" style:parent-style-name="Standard">
      <style:paragraph-properties fo:text-align="justify" style:justify-single-word="false"/>
      <style:text-properties officeooo:rsid="0009eb22" officeooo:paragraph-rsid="0009eb22"/>
    </style:style>
    <style:style style:name="P3" style:family="paragraph" style:parent-style-name="Standard">
      <style:text-properties officeooo:rsid="0009eb22" officeooo:paragraph-rsid="000b5219"/>
    </style:style>
    <style:style style:name="P4" style:family="paragraph" style:parent-style-name="Standard">
      <style:text-properties fo:font-size="18pt" officeooo:rsid="0009eb22" officeooo:paragraph-rsid="0009eb22" style:font-size-asian="18pt" style:font-size-complex="18pt"/>
    </style:style>
    <style:style style:name="P5" style:family="paragraph" style:parent-style-name="Standard">
      <style:text-properties fo:font-size="22pt" officeooo:rsid="0009eb22" officeooo:paragraph-rsid="0009eb22" style:font-size-asian="22pt" style:font-size-complex="22pt"/>
    </style:style>
    <style:style style:name="P6" style:family="paragraph" style:parent-style-name="Standard">
      <style:paragraph-properties fo:text-align="center" style:justify-single-word="false"/>
      <style:text-properties fo:font-size="14pt" officeooo:rsid="0009eb22" officeooo:paragraph-rsid="0009eb22" style:font-size-asian="14pt" style:font-size-complex="14pt"/>
    </style:style>
    <style:style style:name="P7" style:family="paragraph" style:parent-style-name="Standard">
      <style:paragraph-properties fo:text-align="center" style:justify-single-word="false"/>
      <style:text-properties fo:font-size="24pt" officeooo:rsid="0009eb22" officeooo:paragraph-rsid="0009eb22" style:font-size-asian="24pt" style:font-size-complex="24pt"/>
    </style:style>
    <style:style style:name="P8" style:family="paragraph" style:parent-style-name="Standard">
      <style:text-properties fo:font-size="13pt" officeooo:rsid="0009eb22" officeooo:paragraph-rsid="0009eb22" style:font-size-asian="13pt" style:font-size-complex="13pt"/>
    </style:style>
    <style:style style:name="P9" style:family="paragraph" style:parent-style-name="Standard">
      <style:paragraph-properties fo:text-align="justify" style:justify-single-word="false"/>
      <style:text-properties fo:font-size="13pt" officeooo:rsid="0009eb22" officeooo:paragraph-rsid="0009eb22" style:font-size-asian="13pt" style:font-size-complex="13pt"/>
    </style:style>
    <style:style style:name="P10" style:family="paragraph" style:parent-style-name="Standard">
      <style:text-properties fo:font-size="12pt" officeooo:rsid="0009eb22" officeooo:paragraph-rsid="0009eb22" style:font-size-asian="10.5pt" style:font-size-complex="12pt"/>
    </style:style>
    <style:style style:name="T1" style:family="text">
      <style:text-properties fo:font-size="13pt" style:font-size-asian="13pt" style:font-size-complex="13pt"/>
    </style:style>
    <style:style style:name="T2" style:family="text">
      <style:text-properties fo:font-size="15pt" style:font-size-asian="15pt" style:font-size-complex="15pt"/>
    </style:style>
    <style:style style:name="T3" style:family="text">
      <style:text-properties fo:font-weight="bold" style:font-weight-asian="bold" style:font-weight-complex="bold"/>
    </style:style>
    <style:style style:name="T4" style:family="text">
      <style:text-properties fo:font-size="16pt" style:font-size-asian="16pt" style:font-size-complex="16pt"/>
    </style:style>
    <style:style style:name="T5" style:family="text">
      <style:text-properties fo:font-size="22pt" style:font-size-asian="22pt"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P 4 C++ : Héritage et Polymorphisme</text:p>
      <text:p text:style-name="P6">Ulysse Buonomo &amp; Pierre Bayle B3328</text:p>
      <text:p text:style-name="P1"/>
      <text:p text:style-name="P1"/>
      <text:p text:style-name="P5">Introduction</text:p>
      <text:p text:style-name="P4"/>
      <text:p text:style-name="P2"><text:tab/><text:span text:style-name="T1">Ce programme a pour but de gérer un ensemble de forme géométriques. Il possède différentes fonctionnalités comme la possibilité de déplacer ces formes, de les sauvegarder dans un fichier, de les charger, de les regrouper en union ou intersection, de vérifier qu'un point est contenu dans un objet. Une fonction annuler/rétablir est aussi. Toutes ces manipulations sont effectués en lignes de commande.</text:span></text:p>
      <text:p text:style-name="P1"/>
      <text:p text:style-name="P1"/>
      <text:p text:style-name="P1"><text:span text:style-name="T5">Choix généraux</text:span></text:p>
      <text:p text:style-name="P1"/>
      <text:p text:style-name="P8">Pour la commande LIST, on affiche la liste des objets dans l'ordre d'insertion utilisateur. C'est le même fonctionnement pour la commande SAVE.</text:p>
      <text:p text:style-name="P8">Le nombre d'opérations UNDO successives possibles est limité à 10.</text:p>
      <text:p text:style-name="P8">L'opération REDO est possible uniquement après une opération UNDO.</text:p>
      <text:p text:style-name="P8">Lors d'un LOAD on détruit tous les objets présents pour les remplacer par les objets composant le fichier.</text:p>
      <text:p text:style-name="P8">Pour la description d'un Polygone convexe, après le nom de l'objet on indique le nombre de points le composant.</text:p>
      <text:p text:style-name="P8">Pour la description d'un Objet Complexe, après le nom de l'objet on indique le nombre d'objets le composant suivi de la description de ces objets dans l'ordre d'insertion utilisateur.</text:p>
      <text:p text:style-name="P1"> </text:p>
      <text:p text:style-name="P1"/>
      <text:p text:style-name="P1"><text:span text:style-name="T5">Spécifications des classes</text:span></text:p>
      <text:p text:style-name="P1"/>
      <text:p text:style-name="P4">Dessin</text:p>
      <text:p text:style-name="P10"/>
      <text:p text:style-name="P1"><text:tab/><text:span text:style-name="T2">Données Membres</text:span></text:p>
      <text:p text:style-name="P1"><text:span text:style-name="T2"/></text:p>
      <text:p text:style-name="P1"><text:span text:style-name="T3">map&lt;string,Objet*&gt;* objets :</text:span> C'est un pointeur vers une map associant le nom d'un objet avec un pointeur vers l'objet correspondant.</text:p>
      <text:p text:style-name="P1"><text:tab/></text:p>
      <text:p text:style-name="P1"><text:span text:style-name="T4"><text:tab/></text:span><text:span text:style-name="T2">Méthodes</text:span></text:p>
      <text:p text:style-name="P1"><text:span text:style-name="T4"/></text:p>
      <text:p text:style-name="P2"><text:span text:style-name="T3">void AjouterObjet (string name, Objet* o) :</text:span> Permet d'ajouter un nouvel objet au dessin en ajoutant à la map objets le nom ainsi que le pointeur vers l'objet passé en paramètre. La string name correspond au nom de l'objet et o est le pointeur vers cet objet.</text:p>
      <text:p text:style-name="P2"/>
      <text:p text:style-name="P2"><text:span text:style-name="T3">bool verifObjetsPresents (vector&lt;string&gt; names) :</text:span> Permet de vérifier si les objets passés en paramètres appartiennent effectivement au dessin ou non. Si un des objets n'appartient pas au dessin cela renvoie false. Le vector&lt;string&gt; names contient une liste correspondant aux noms des objets.</text:p>
      <text:p text:style-name="P2"><text:soft-page-break/></text:p>
      <text:p text:style-name="P2"><text:span text:style-name="T3">bool isObjetPresent (string name) : </text:span>Permet de vérifier si l'objet passé en paramètre appartient effectivement au dessin ou non. </text:p>
      <text:p text:style-name="P2"/>
      <text:p text:style-name="P2"><text:span text:style-name="T3">void Delete(vector&lt;string&gt; names) : </text:span>Permet de supprimer les objets passés en paramètres du dessin. Le vector&lt;string&gt; names contient une liste correspondant aux noms des objets.</text:p>
      <text:p text:style-name="P2"/>
      <text:p text:style-name="P2"><text:span text:style-name="T3">void DeplacerObjet (string name, Point p) : </text:span>Permet de déplacer un objet avec un déplacement. La string name correspond au nom de l'objet à déplacer et le Point p correspond non pas à un point mais au vecteur de déplacement. </text:p>
      <text:p text:style-name="P2"/>
      <text:p text:style-name="P2"><text:span text:style-name="T3">bool Contient(string name, Point p) :</text:span> Permet de vérifier si un point est contenu par l'objet passé en paramètre. La string name correspond au nom de l'objet et le Point p au point pour lequel on effectue la vérification.</text:p>
      <text:p text:style-name="P2"/>
      <text:p text:style-name="P2"><text:span text:style-name="T3">void Afficher() : </text:span>Affiche la description de tous les objets appartenant au dessin dans l'ordre d'insertion de l'utilisateur.</text:p>
      <text:p text:style-name="P2"/>
      <text:p text:style-name="P2"><text:span text:style-name="T3">void Save(string fileName) : </text:span>Permet de sauvegarder l'état actuel du dessin dans un fichier. Le fichier contiendra la description de chaque objet du dessin ligne par ligne.</text:p>
      <text:p text:style-name="P2"/>
      <text:p text:style-name="P2"><text:span text:style-name="T3">vector&lt;string&gt; Load(string fileName) :</text:span> Récupère les descriptions d'un fichier de chargement et renvoi le vector&lt;string&gt; correspondant aux descriptions.</text:p>
      <text:p text:style-name="P2"/>
      <text:p text:style-name="P2"><text:span text:style-name="T3">void Clear() : </text:span>Supprime tous les objets du dessin.</text:p>
      <text:p text:style-name="P2"/>
      <text:p text:style-name="P2"><text:span text:style-name="T3">Objet* getObjet(string name) :</text:span> Renvoie le pointeur vers l'objet ayant pour nom name.</text:p>
      <text:p text:style-name="P2"/>
      <text:p text:style-name="P2"><text:span text:style-name="T3">string getDescription(string name) : </text:span>Renvoie la description de l'objet ayant pour nom name.</text:p>
      <text:p text:style-name="P2"/>
      <text:p text:style-name="P2"><text:span text:style-name="T3">vector&lt;string&gt; getDescriptions() :</text:span> Renvoie les descriptions de tous les objets du dessin.</text:p>
      <text:p text:style-name="P1"/>
      <text:p text:style-name="P4">Objet</text:p>
      <text:p text:style-name="P4"/>
      <text:p text:style-name="P4">ObjetSimple</text:p>
      <text:p text:style-name="P4"/>
      <text:p text:style-name="P4">ObjetComplexe</text:p>
      <text:p text:style-name="P4"/>
      <text:p text:style-name="P4">Commande</text:p>
      <text:p text:style-name="P1">Cette classe va servir pour la gestion du traitement des commandes rentrées par l'utilisateur.</text:p>
      <text:p text:style-name="P3"><text:tab/></text:p>
      <text:p text:style-name="P3"><text:tab/><text:span text:style-name="T2">Données membres</text:span></text:p>
      <text:p text:style-name="P3"><text:span text:style-name="T2"/></text:p>
      <text:p text:style-name="P1"><text:span text:style-name="T3">Dessin *dessin :</text:span> Pointeur vers un dessin qui contiendra toutes les formes.</text:p>
      <text:p text:style-name="P1"><text:span text:style-name="T3">Historique *histo :</text:span> Pointeur vers un Historique qui contiendra les historiques des commandes servant pour le UNDO et le REDO.</text:p>
      <text:p text:style-name="P1"/>
      <text:p text:style-name="P1"><text:tab/><text:span text:style-name="T2">Méthodes</text:span></text:p>
      <text:p text:style-name="P1"><text:soft-page-break/><text:span text:style-name="T2"/></text:p>
      <text:p text:style-name="P2"><text:span text:style-name="T3">bool execute (const vector&lt;string&gt; commande, bool undo = false, bool redo = false) : </text:span>Effectue un traitement spécial correspondant à la requête en paramètre si la taille du vector est superieur à 1 alors on effectue un traitement spéciale qui puisque cela veut dire que c'est une liste de description. Les booleens undo et redo indiquent si l'execution correspond éventuellement à un UNDO ou à un REDO, par défaut ils sont à false.</text:p>
      <text:p text:style-name="P2"/>
      <text:p text:style-name="P2"><text:span text:style-name="T3">bool executeDescription (const vector&lt;string&gt; objectNames, bool undo = false, bool redo = false) :</text:span> Récupère toutes les descriptions des objets qui sont dans objectNames pour les stocker dans l'historique pour les UNDO/REDO. Elle permet des stocker les descriptions qui pourront être utilisés pour construire des objets.</text:p>
      <text:p text:style-name="P2"/>
      <text:p text:style-name="P2"><text:span text:style-name="T3">bool loadObjet (string description) :</text:span> Permet, à partir de la description passé en paramètre, de construire un objet et de l'ajouter au dessin.</text:p>
      <text:p text:style-name="P2"/>
      <text:p text:style-name="P2"><text:span text:style-name="T3">int loadObjetIntoObjetComplexe (ObjetComplexe * objComp, const vector&lt;string&gt; &amp; tokens, int pos) : </text:span>Cette méthode est appelée pour effectuer le traitement identique à la fonction précédente mais pour les objets complexes. Cette fonction sera appelée à chaque fois que l'on rencontre un objet complexe dans la description de la fonction loadObjet(...). Elle renvoie la position de l'objet suivant n'appartenant pas à l'objet complexe.</text:p>
      <text:p text:style-name="P1"/>
      <text:p text:style-name="P4">Historique</text:p>
      <text:p text:style-name="P4"/>
      <text:p text:style-name="P4">Point</text:p>
      <text:p text:style-name="P4"/>
      <text:p text:style-name="P4">Segment <text:s/>(Hérite de ObjetSimple)</text:p>
      <text:p text:style-name="P4"/>
      <text:p text:style-name="P4">Rectangle (Hérite de ObjetSimple)</text:p>
      <text:p text:style-name="P4"/>
      <text:p text:style-name="P4">Polygone (Hérite de ObjetSimple)</text:p>
      <text:p text:style-name="P4"/>
      <text:p text:style-name="P4">Union (Hérite de ObjetComplexe)</text:p>
      <text:p text:style-name="P4"/>
      <text:p text:style-name="P4">Intersection (Hérite de ObjetComplex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4:27:26.901365625</meta:creation-date>
    <meta:generator>LibreOffice/4.2.8.2$Linux_X86_64 LibreOffice_project/420m0$Build-2</meta:generator>
    <dc:date>2016-02-05T14:56:22.950279988</dc:date>
    <meta:editing-duration>PT2M28S</meta:editing-duration>
    <meta:editing-cycles>4</meta:editing-cycles>
    <meta:document-statistic meta:table-count="0" meta:image-count="0" meta:object-count="0" meta:page-count="3" meta:paragraph-count="52" meta:word-count="813" meta:character-count="5281" meta:non-whitespace-character-count="4506"/>
  </office:meta>
</office:document-meta>
</file>